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b9d9" officeooo:paragraph-rsid="000cb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en que por mucho que cueste todo se puede </text:p>
      <text:p text:style-name="P1">b) es perseverante. Con ayuda de su padre que le dio una buena educación no como su madre y su personalidad y carácter.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8:39:35.818071948</meta:creation-date>
    <dc:date>2023-11-13T09:19:45.074992446</dc:date>
    <meta:editing-duration>PT40M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33" meta:character-count="165" meta:non-whitespace-character-count="132"/>
  </office:meta>
</office:document-meta>
</file>